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 style:list-style-name="L1">
      <style:paragraph-properties fo:line-height="200%"/>
      <style:text-properties officeooo:paragraph-rsid="00184bb6"/>
    </style:style>
    <style:style style:name="P3" style:family="paragraph" style:parent-style-name="Standard" style:list-style-name="L1">
      <style:paragraph-properties fo:line-height="200%"/>
      <style:text-properties officeooo:rsid="00166855" officeooo:paragraph-rsid="00166855"/>
    </style:style>
    <style:style style:name="P4" style:family="paragraph" style:parent-style-name="Standard" style:list-style-name="L1">
      <style:paragraph-properties fo:line-height="200%"/>
      <style:text-properties officeooo:rsid="00184bb6" officeooo:paragraph-rsid="00184bb6"/>
    </style:style>
    <style:style style:name="T1" style:family="text">
      <style:text-properties officeooo:rsid="0014919c"/>
    </style:style>
    <style:style style:name="T2" style:family="text">
      <style:text-properties fo:font-style="italic" officeooo:rsid="0014919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919c" style:font-style-asian="normal" style:font-style-complex="normal"/>
    </style:style>
    <style:style style:name="T5" style:family="text">
      <style:text-properties fo:font-style="normal" officeooo:rsid="0016c5f4" style:font-style-asian="normal" style:font-style-complex="normal"/>
    </style:style>
    <style:style style:name="T6" style:family="text">
      <style:text-properties fo:font-style="normal" officeooo:rsid="00184bb6" style:font-style-asian="normal" style:font-style-complex="normal"/>
    </style:style>
    <style:style style:name="T7" style:family="text">
      <style:text-properties fo:font-style="normal" officeooo:rsid="001a3aa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A persistent trend in both </text:span><text:span text:style-name="T2">Generation Like </text:span><text:span text:style-name="T4">and </text:span><text:span text:style-name="T2">The Social Dilemma </text:span><text:span text:style-name="T4">is the ulterior motive of social media catering to advertisers. </text:span><text:span text:style-name="T7">Of course, advertising has been a part of free-market-based societies for centuries, and it has slowly been incorporated into every opportunity possible. </text:span></text:p>
      <text:p text:style-name="P1"><text:span text:style-name="T4"/></text:p>
      <text:p text:style-name="P1"><text:span text:style-name="T4"/></text:p>
      <text:list xml:id="list393598192" text:style-name="L1">
        <text:list-item>
          <text:p text:style-name="P3"><text:span text:style-name="T4">m</text:span><text:span text:style-name="T3">anipulative &amp; deceitful, ultimate goal of social media is NOT to connect people, even though much lip service is paid to this idea</text:span></text:p>
        </text:list-item>
        <text:list-item>
          <text:p text:style-name="P3"><text:span text:style-name="T3">how can this be challenged/changed? what incentives can be created to counter the pressure to sell out to advertisers?</text:span></text:p>
          <text:list>
            <text:list-item>
              <text:p text:style-name="P3"><text:span text:style-name="T3">make social media a paid-for subscription? (unlikely)</text:span></text:p>
            </text:list-item>
            <text:list-item>
              <text:p text:style-name="P3"><text:span text:style-name="T3">overt governmental regulation against addictive design?</text:span></text:p>
              <text:list>
                <text:list-item>
                  <text:p text:style-name="P3"><text:span text:style-name="T3">“</text:span><text:span text:style-name="T5">persuasive technology” discourse needs to enter policymaking</text:span></text:p>
                </text:list-item>
                <text:list-item>
                  <text:p text:style-name="P2"><text:span text:style-name="T5">r</text:span><text:span text:style-name="T6">egulations similar to those placed on addictive substances need to be implemented w/ social media (how on earth could this be enforced)</text:span></text:p>
                  <text:list>
                    <text:list-item>
                      <text:p text:style-name="P4"><text:span text:style-name="T3">at the very least, content that is advertised as intended for children could be more heavily regulated w/ regard to addictive design features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0:06:27.956882492</meta:creation-date>
    <dc:date>2020-09-28T21:04:12.084877086</dc:date>
    <meta:editing-duration>PT7M1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8" meta:word-count="157" meta:character-count="987" meta:non-whitespace-character-count="843"/>
  </office:meta>
</office:document-meta>
</file>